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 style:parent-style-name="Default_20_Paragraph_20_Font"/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_9" style:family="text" style:parent-style-name="Default_20_Paragraph_20_Font"/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_11" style:family="text" style:parent-style-name="Default_20_Paragraph_20_Font"/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_13" style:family="text" style:parent-style-name="Default_20_Paragraph_20_Font"/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_15" style:family="text" style:parent-style-name="Default_20_Paragraph_20_Font"/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 style:parent-style-name="Default_20_Paragraph_20_Font"/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_7" style:family="text" style:parent-style-name="Default_20_Paragraph_20_Font"/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_9" style:family="text" style:parent-style-name="Default_20_Paragraph_20_Font"/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_11" style:family="text" style:parent-style-name="Default_20_Paragraph_20_Font"/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_13" style:family="text" style:parent-style-name="Default_20_Paragraph_20_Font"/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 style:parent-style-name="Default_20_Paragraph_20_Font"/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9" style:family="text" style:parent-style-name="Default_20_Paragraph_20_Font"/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11" style:family="text" style:parent-style-name="Default_20_Paragraph_20_Font"/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13" style:family="text" style:parent-style-name="Default_20_Paragraph_20_Font"/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 style:parent-style-name="Default_20_Paragraph_20_Font"/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7" style:family="text" style:parent-style-name="Default_20_Paragraph_20_Font"/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9" style:family="text" style:parent-style-name="Default_20_Paragraph_20_Font"/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1" style:family="text" style:parent-style-name="Default_20_Paragraph_20_Font"/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3" style:family="text" style:parent-style-name="Default_20_Paragraph_20_Font"/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5" style:family="text" style:parent-style-name="Default_20_Paragraph_20_Font"/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7" style:family="text" style:parent-style-name="Default_20_Paragraph_20_Font"/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 style:parent-style-name="Default_20_Paragraph_20_Font"/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7" style:family="text" style:parent-style-name="Default_20_Paragraph_20_Font"/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9" style:family="text" style:parent-style-name="Default_20_Paragraph_20_Font"/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1" style:family="text" style:parent-style-name="Default_20_Paragraph_20_Font"/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3" style:family="text" style:parent-style-name="Default_20_Paragraph_20_Font"/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5" style:family="text" style:parent-style-name="Default_20_Paragraph_20_Font"/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7" style:family="text" style:parent-style-name="Default_20_Paragraph_20_Font"/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1" style:family="text" style:parent-style-name="Default_20_Paragraph_20_Font"/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3" style:family="text" style:parent-style-name="Default_20_Paragraph_20_Font"/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7" style:family="text" style:parent-style-name="Default_20_Paragraph_20_Font"/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9" style:family="text" style:parent-style-name="Default_20_Paragraph_20_Font"/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11" style:family="text" style:parent-style-name="Default_20_Paragraph_20_Font"/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13" style:family="text" style:parent-style-name="Default_20_Paragraph_20_Font"/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15" style:family="text" style:parent-style-name="Default_20_Paragraph_20_Font"/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17" style:family="text" style:parent-style-name="Default_20_Paragraph_20_Font"/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1" style:family="text" style:parent-style-name="Default_20_Paragraph_20_Font"/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3" style:family="text" style:parent-style-name="Default_20_Paragraph_20_Font"/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5" style:family="text" style:parent-style-name="Default_20_Paragraph_20_Font"/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 style:parent-style-name="Default_20_Paragraph_20_Font"/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24" style:family="text" style:parent-style-name="Default_20_Paragraph_20_Font"/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26" style:family="text" style:parent-style-name="Default_20_Paragraph_20_Font"/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28" style:family="text" style:parent-style-name="Default_20_Paragraph_20_Font"/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30" style:family="text" style:parent-style-name="Default_20_Paragraph_20_Font"/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Oud</text:span><text:span text:style-name="T1_2">-</text:span><text:span text:style-name="T1_3">leden</text:span><text:span text:style-name="T1_4"><text:s/></text:span><text:span text:style-name="T1_5">die</text:span><text:span text:style-name="T1_6"><text:s/></text:span><text:span text:style-name="T1_7">graag</text:span><text:span text:style-name="T1_8"><text:s/></text:span><text:span text:style-name="T1_9">eens</text:span><text:span text:style-name="T1_10"><text:s/></text:span><text:span text:style-name="T1_11">meezingen</text:span></text:p>
      <text:p text:style-name="P2"/>
      <text:p text:style-name="P3"><text:span text:style-name="T3_1">Sopranen</text:span></text:p>
      <text:p text:style-name="P4"><text:span text:style-name="T4_1">Djoeke</text:span><text:span text:style-name="T4_2"><text:s/></text:span><text:span text:style-name="T4_3">van</text:span><text:span text:style-name="T4_4"><text:s/></text:span><text:span text:style-name="T4_5">Rossum</text:span><text:span text:style-name="T4_6"><text:s/></text:span><text:span text:style-name="T4_7"><text:a xlink:type="simple" xlink:href="mailto:djoeke87@gmail.com"><text:span text:style-name="T4_8">djoeke</text:span></text:a></text:span><text:span text:style-name="T4_9"><text:a xlink:type="simple" xlink:href="mailto:djoeke87@gmail.com"><text:span text:style-name="T4_10">87@</text:span></text:a></text:span><text:span text:style-name="T4_11"><text:a xlink:type="simple" xlink:href="mailto:djoeke87@gmail.com"><text:span text:style-name="T4_12">gmail</text:span></text:a></text:span><text:span text:style-name="T4_13"><text:a xlink:type="simple" xlink:href="mailto:djoeke87@gmail.com"><text:span text:style-name="T4_14">.</text:span></text:a></text:span><text:span text:style-name="T4_15"><text:a xlink:type="simple" xlink:href="mailto:djoeke87@gmail.com"><text:span text:style-name="T4_16">com</text:span></text:a></text:span></text:p>
      <text:p text:style-name="P5"><text:span text:style-name="T5_1">Froukje</text:span><text:span text:style-name="T5_2"><text:s/></text:span><text:span text:style-name="T5_3">Henstra</text:span><text:span text:style-name="T5_4"><text:s/></text:span><text:span text:style-name="T5_5"><text:a xlink:type="simple" xlink:href="mailto:froukjehenstra@gmail.com"><text:span text:style-name="T5_6">froukjehenstra</text:span></text:a></text:span><text:span text:style-name="T5_7"><text:a xlink:type="simple" xlink:href="mailto:froukjehenstra@gmail.com"><text:span text:style-name="T5_8">@</text:span></text:a></text:span><text:span text:style-name="T5_9"><text:a xlink:type="simple" xlink:href="mailto:froukjehenstra@gmail.com"><text:span text:style-name="T5_10">gmail</text:span></text:a></text:span><text:span text:style-name="T5_11"><text:a xlink:type="simple" xlink:href="mailto:froukjehenstra@gmail.com"><text:span text:style-name="T5_12">.</text:span></text:a></text:span><text:span text:style-name="T5_13"><text:a xlink:type="simple" xlink:href="mailto:froukjehenstra@gmail.com"><text:span text:style-name="T5_14">com</text:span></text:a></text:span></text:p>
      <text:p text:style-name="P6"><text:span text:style-name="T6_1">Lisette</text:span><text:span text:style-name="T6_2"><text:s/></text:span><text:span text:style-name="T6_3">Kunz</text:span><text:span text:style-name="T6_4"><text:s/></text:span><text:span text:style-name="T6_5"><text:a xlink:type="simple" xlink:href="mailto:lizkunz@hotmail.com"><text:span text:style-name="T6_6">lizkunz</text:span></text:a></text:span><text:span text:style-name="T6_7"><text:a xlink:type="simple" xlink:href="mailto:lizkunz@hotmail.com"><text:span text:style-name="T6_8">@</text:span></text:a></text:span><text:span text:style-name="T6_9"><text:a xlink:type="simple" xlink:href="mailto:lizkunz@hotmail.com"><text:span text:style-name="T6_10">hotmail</text:span></text:a></text:span><text:span text:style-name="T6_11"><text:a xlink:type="simple" xlink:href="mailto:lizkunz@hotmail.com"><text:span text:style-name="T6_12">.</text:span></text:a></text:span><text:span text:style-name="T6_13"><text:a xlink:type="simple" xlink:href="mailto:lizkunz@hotmail.com"><text:span text:style-name="T6_14">com</text:span></text:a></text:span><text:span text:style-name="T6_15"><text:s/></text:span></text:p>
      <text:p text:style-name="P7"/>
      <text:p text:style-name="P8"><text:span text:style-name="T8_1">Alten</text:span></text:p>
      <text:p text:style-name="P9"><text:span text:style-name="T9_1">Andrea</text:span><text:span text:style-name="T9_2"><text:s/></text:span><text:span text:style-name="T9_3">Tange</text:span><text:span text:style-name="T9_4"><text:s/></text:span><text:span text:style-name="T9_5"><text:a xlink:type="simple" xlink:href="mailto:tange.andrea@gmail.com"><text:span text:style-name="T9_6">tange</text:span></text:a></text:span><text:span text:style-name="T9_7"><text:a xlink:type="simple" xlink:href="mailto:tange.andrea@gmail.com"><text:span text:style-name="T9_8">.</text:span></text:a></text:span><text:span text:style-name="T9_9"><text:a xlink:type="simple" xlink:href="mailto:tange.andrea@gmail.com"><text:span text:style-name="T9_10">andrea</text:span></text:a></text:span><text:span text:style-name="T9_11"><text:a xlink:type="simple" xlink:href="mailto:tange.andrea@gmail.com"><text:span text:style-name="T9_12">@</text:span></text:a></text:span><text:span text:style-name="T9_13"><text:a xlink:type="simple" xlink:href="mailto:tange.andrea@gmail.com"><text:span text:style-name="T9_14">gmail</text:span></text:a></text:span><text:span text:style-name="T9_15"><text:a xlink:type="simple" xlink:href="mailto:tange.andrea@gmail.com"><text:span text:style-name="T9_16">.</text:span></text:a></text:span><text:span text:style-name="T9_17"><text:a xlink:type="simple" xlink:href="mailto:tange.andrea@gmail.com"><text:span text:style-name="T9_18">com</text:span></text:a></text:span><text:span text:style-name="T9_19"><text:s/></text:span></text:p>
      <text:p text:style-name="P10"><text:span text:style-name="T10_1">Martiene</text:span><text:span text:style-name="T10_2"><text:s/></text:span><text:span text:style-name="T10_3">Moester</text:span><text:span text:style-name="T10_4"><text:s/></text:span><text:span text:style-name="T10_5"><text:a xlink:type="simple" xlink:href="mailto:m.moester@gmail.com"><text:span text:style-name="T10_6">m</text:span></text:a></text:span><text:span text:style-name="T10_7"><text:a xlink:type="simple" xlink:href="mailto:m.moester@gmail.com"><text:span text:style-name="T10_8">.</text:span></text:a></text:span><text:span text:style-name="T10_9"><text:a xlink:type="simple" xlink:href="mailto:m.moester@gmail.com"><text:span text:style-name="T10_10">moester</text:span></text:a></text:span><text:span text:style-name="T10_11"><text:a xlink:type="simple" xlink:href="mailto:m.moester@gmail.com"><text:span text:style-name="T10_12">@</text:span></text:a></text:span><text:span text:style-name="T10_13"><text:a xlink:type="simple" xlink:href="mailto:m.moester@gmail.com"><text:span text:style-name="T10_14">gmail</text:span></text:a></text:span><text:span text:style-name="T10_15"><text:a xlink:type="simple" xlink:href="mailto:m.moester@gmail.com"><text:span text:style-name="T10_16">.</text:span></text:a></text:span><text:span text:style-name="T10_17"><text:a xlink:type="simple" xlink:href="mailto:m.moester@gmail.com"><text:span text:style-name="T10_18">com</text:span></text:a></text:span><text:span text:style-name="T10_19"><text:s/></text:span></text:p>
      <text:p text:style-name="P11"/>
      <text:p text:style-name="P12"><text:span text:style-name="T12_1">Tenoren</text:span><text:span text:style-name="T12_2"><text:s/></text:span></text:p>
      <text:p text:style-name="P13"><text:span text:style-name="T13_1">(</text:span><text:span text:style-name="T13_2">zie</text:span><text:span text:style-name="T13_3"><text:s/></text:span><text:span text:style-name="T13_4">tenorenlijstje</text:span><text:span text:style-name="T13_5">)</text:span></text:p>
      <text:p text:style-name="P14"/>
      <text:p text:style-name="P15"><text:span text:style-name="T15_1">Bassen</text:span><text:span text:style-name="T15_2"><text:s/></text:span></text:p>
      <text:p text:style-name="P16"><text:span text:style-name="T16_1">Mark</text:span><text:span text:style-name="T16_2"><text:s/></text:span><text:span text:style-name="T16_3">Smit</text:span><text:span text:style-name="T16_4"><text:s/></text:span><text:span text:style-name="T16_5"><text:a xlink:type="simple" xlink:href="mailto:mnwsmit@gmail.com"><text:span text:style-name="T16_6">mnwsmit</text:span></text:a></text:span><text:span text:style-name="T16_7"><text:a xlink:type="simple" xlink:href="mailto:mnwsmit@gmail.com"><text:span text:style-name="T16_8">@</text:span></text:a></text:span><text:span text:style-name="T16_9"><text:a xlink:type="simple" xlink:href="mailto:mnwsmit@gmail.com"><text:span text:style-name="T16_10">gmail</text:span></text:a></text:span><text:span text:style-name="T16_11"><text:a xlink:type="simple" xlink:href="mailto:mnwsmit@gmail.com"><text:span text:style-name="T16_12">.</text:span></text:a></text:span><text:span text:style-name="T16_13"><text:a xlink:type="simple" xlink:href="mailto:mnwsmit@gmail.com"><text:span text:style-name="T16_14">com</text:span></text:a></text:span></text:p>
      <text:p text:style-name="P17"><text:span text:style-name="T17_1">Oscar</text:span><text:span text:style-name="T17_2"><text:s/></text:span><text:span text:style-name="T17_3">Stassen</text:span><text:span text:style-name="T17_4"><text:s/></text:span><text:span text:style-name="T17_5"><text:a xlink:type="simple" xlink:href="mailto:omja.stassen@gmail.com"><text:span text:style-name="T17_6">omja</text:span></text:a></text:span><text:span text:style-name="T17_7"><text:a xlink:type="simple" xlink:href="mailto:omja.stassen@gmail.com"><text:span text:style-name="T17_8">.</text:span></text:a></text:span><text:span text:style-name="T17_9"><text:a xlink:type="simple" xlink:href="mailto:omja.stassen@gmail.com"><text:span text:style-name="T17_10">stassen</text:span></text:a></text:span><text:span text:style-name="T17_11"><text:a xlink:type="simple" xlink:href="mailto:omja.stassen@gmail.com"><text:span text:style-name="T17_12">@</text:span></text:a></text:span><text:span text:style-name="T17_13"><text:a xlink:type="simple" xlink:href="mailto:omja.stassen@gmail.com"><text:span text:style-name="T17_14">gmail</text:span></text:a></text:span><text:span text:style-name="T17_15"><text:a xlink:type="simple" xlink:href="mailto:omja.stassen@gmail.com"><text:span text:style-name="T17_16">.</text:span></text:a></text:span><text:span text:style-name="T17_17"><text:a xlink:type="simple" xlink:href="mailto:omja.stassen@gmail.com"><text:span text:style-name="T17_18">com</text:span></text:a></text:span></text:p>
      <text:p text:style-name="P18"><text:span text:style-name="T18_1">Wilbert</text:span><text:span text:style-name="T18_2"><text:s/></text:span><text:span text:style-name="T18_3">van</text:span><text:span text:style-name="T18_4"><text:s/></text:span><text:span text:style-name="T18_5">Dijk</text:span><text:span text:style-name="T18_6"><text:s/></text:span><text:span text:style-name="T18_7"><text:a xlink:type="simple" xlink:href="mailto:whvdijk@hotmail.com"><text:span text:style-name="T18_8">whvdijk</text:span></text:a></text:span><text:span text:style-name="T18_9"><text:a xlink:type="simple" xlink:href="mailto:whvdijk@hotmail.com"><text:span text:style-name="T18_10">@</text:span></text:a></text:span><text:span text:style-name="T18_11"><text:a xlink:type="simple" xlink:href="mailto:whvdijk@hotmail.com"><text:span text:style-name="T18_12">hotmail</text:span></text:a></text:span><text:span text:style-name="T18_13"><text:a xlink:type="simple" xlink:href="mailto:whvdijk@hotmail.com"><text:span text:style-name="T18_14">.</text:span></text:a></text:span><text:span text:style-name="T18_15"><text:a xlink:type="simple" xlink:href="mailto:whvdijk@hotmail.com"><text:span text:style-name="T18_16">com</text:span></text:a></text:span><text:span text:style-name="T18_17"><text:s/><text:line-break/></text:span><text:span text:style-name="T18_18">Uub</text:span><text:span text:style-name="T18_19"><text:s/></text:span><text:span text:style-name="T18_20">Jacobsen</text:span><text:span text:style-name="T18_21"><text:s/></text:span><text:span text:style-name="T18_22"><text:a xlink:type="simple" xlink:href="mailto:uboichi@gmail.com"><text:span text:style-name="T18_23">uboichi</text:span></text:a></text:span><text:span text:style-name="T18_24"><text:a xlink:type="simple" xlink:href="mailto:uboichi@gmail.com"><text:span text:style-name="T18_25">@</text:span></text:a></text:span><text:span text:style-name="T18_26"><text:a xlink:type="simple" xlink:href="mailto:uboichi@gmail.com"><text:span text:style-name="T18_27">gmail</text:span></text:a></text:span><text:span text:style-name="T18_28"><text:a xlink:type="simple" xlink:href="mailto:uboichi@gmail.com"><text:span text:style-name="T18_29">.</text:span></text:a></text:span><text:span text:style-name="T18_30"><text:a xlink:type="simple" xlink:href="mailto:uboichi@gmail.com"><text:span text:style-name="T18_31">com</text:span></text:a></text:span></text:p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.499cm" fo:margin-bottom="2.499cm" fo:margin-left="2.499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